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rial" fo:font-size="18pt" fo:font-style="normal" fo:font-weight="bold" style:font-weight-asian="bold" style:font-weight-complex="bold"/>
    </style:style>
    <style:style style:name="T1" style:family="text">
      <style:text-properties officeooo:rsid="00167aa5"/>
    </style:style>
    <style:style style:name="T2" style:family="text">
      <style:text-properties officeooo:rsid="0017b2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</text:span>rite a program to print and find the sum of seri<text:span text:style-name="T2">e</text:span>s of 1+x+x^2+x^3........</text:p>
      <text:p text:style-name="Standard">#include &lt;iostream&gt;</text:p>
      <text:p text:style-name="Standard">#include &lt;cmath&gt;</text:p>
      <text:p text:style-name="Standard"/>
      <text:p text:style-name="Standard">using namespace std;</text:p>
      <text:p text:style-name="Standard"/>
      <text:p text:style-name="Standard">int main(){</text:p>
      <text:p text:style-name="Standard"><text:s text:c="3"/></text:p>
      <text:p text:style-name="Standard">int n,x;</text:p>
      <text:p text:style-name="Standard">cout&lt;&lt;"Enter the value of n and x ";</text:p>
      <text:p text:style-name="Standard">cin&gt;&gt;n&gt;&gt;x;</text:p>
      <text:p text:style-name="Standard">int sum=1;</text:p>
      <text:p text:style-name="Standard">cout&lt;&lt;"1";</text:p>
      <text:p text:style-name="Standard">for(int i=1;i&lt;n;i++){</text:p>
      <text:p text:style-name="Standard"><text:s text:c="4"/>sum=sum+pow(x,i);</text:p>
      <text:p text:style-name="Standard"><text:s text:c="4"/>cout&lt;&lt;"+"&lt;&lt;"x"&lt;&lt;"^"&lt;&lt;i;</text:p>
      <text:p text:style-name="Standard"><text:s text:c="4"/></text:p>
      <text:p text:style-name="Standard">}</text:p>
      <text:p text:style-name="Standard">cout&lt;&lt;endl;</text:p>
      <text:p text:style-name="Standard">cout&lt;&lt;sum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6:56:56.146977923</meta:creation-date>
    <dc:date>2022-06-30T17:33:53.108872686</dc:date>
    <meta:editing-duration>PT36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46" meta:character-count="326" meta:non-whitespace-character-count="279"/>
  </office:meta>
</office:document-meta>
</file>